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93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9193in"/>
    </style:style>
    <style:style style:name="co5" style:family="table-column">
      <style:table-column-properties fo:break-before="auto" style:column-width="2.4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HandPadv0.0.1">
      <style:table-properties table:display="true" style:writing-mode="lr-tb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ndPadv0.0.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20" office:value-type="string" calcext:value-type="string">
            <text:p>Labels</text:p>
          </table:table-cell>
          <table:table-cell table:style-name="ce120" office:value-type="string" calcext:value-type="string">
            <text:p>Part</text:p>
          </table:table-cell>
          <table:table-cell table:style-name="ce120" office:value-type="string" calcext:value-type="string">
            <text:p>Quantity</text:p>
          </table:table-cell>
          <table:table-cell table:style-name="ce118" office:value-type="string" calcext:value-type="string">
            <text:p>Source</text:p>
          </table:table-cell>
          <table:table-cell table:style-name="ce118" office:value-type="string" calcext:value-type="string">
            <text:p>2nd Source</text:p>
          </table:table-cell>
          <table:table-cell table:style-name="ce129"/>
          <table:table-cell table:style-name="ce118"/>
          <table:table-cell table:style-name="ce134" table:number-columns-repeated="21"/>
          <table:table-cell table:number-columns-repeated="996"/>
        </table:table-row>
        <table:table-row table:style-name="ro2">
          <table:table-cell table:style-name="ce10" office:value-type="string" calcext:value-type="string">
            <text:p>SW_LEFT1, SW_DOWN1, SW_RIGHT1, SW_UP1, SW_ENTER1, SW_ESC1</text:p>
          </table:table-cell>
          <table:table-cell table:style-name="ce3" table:number-columns-repeated="2"/>
          <table:table-cell table:style-name="ce5" table:formula="of:=HYPERLINK(&quot;https://www.digikey.com/product-detail/en/ILS+TA250+10/108-ILSTA25010-ND/12352657/?itemSeq=337096876&quot;;&quot;ILS TA250 10&quot;)" office:value-type="string" office:string-value="ILS TA250 10" calcext:value-type="string">
            <text:p>ILS TA250 10</text:p>
          </table:table-cell>
          <table:table-cell table:style-name="ce5" table:formula="of:=HYPERLINK(&quot;https://www.digikey.com/product-detail/en/ILS+TA180+10/108-ILSTA18010-ND/12352639/?itemSeq=337096880&quot;; &quot;ILS TA180 10&quot;)" office:value-type="string" office:string-value="ILS TA180 10" calcext:value-type="string">
            <text:p>ILS TA180 10</text:p>
          </table:table-cell>
          <table:table-cell table:number-columns-repeated="3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>
            <text:p>Tactile Pushbutton with Red LED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HYPERLINK(&quot;https://www.mpja.com/SPST-NO-Tactile-Pushbutton-Switch-with-Red-LED-Pack-of-5/productinfo/34905+SW/&quot;; &quot;MPJA 34905 SW&quot;)" office:value-type="string" office:string-value="MPJA 34905 SW" calcext:value-type="string">
            <text:p>MPJA 34905 SW</text:p>
          </table:table-cell>
          <table:table-cell table:style-name="ce5" table:formula="of:=HYPERLINK(&quot;https://www.sparkfun.com/products/10442&quot;; &quot;Sparkfun: COM-10442&quot;)" office:value-type="string" office:string-value="Sparkfun: COM-10442" calcext:value-type="string">
            <text:p>Sparkfun: COM-10442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4">
          <table:table-cell table:style-name="ce10" office:value-type="string" calcext:value-type="string">
            <text:p>Q1, Q2</text:p>
          </table:table-cell>
          <table:table-cell table:style-name="ce3" office:value-type="string" calcext:value-type="string">
            <text:p>2N700 N Mosfet, SOT-323 GSD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HYPERLINK(&quot;https://www.digikey.com/product-detail/en/nexperia-usa-inc/2N7002PW115/1727-4793-1-ND/2531274&quot;; &quot;Digikey: 1727-4793-1-ND&quot;)" office:value-type="string" office:string-value="Digikey: 1727-4793-1-ND" calcext:value-type="string">
            <text:p>Digikey: 1727-4793-1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 table:style-name="ce10" office:value-type="string" calcext:value-type="string">
            <text:p>U1</text:p>
          </table:table-cell>
          <table:table-cell table:style-name="ce3" office:value-type="string" calcext:value-type="string">
            <text:p>ItsyBitsy M0 for CircuitPython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HYPERLINK(&quot;https://www.adafruit.com/product/3727&quot;; &quot;Adafruit: 3727&quot;)" office:value-type="string" office:string-value="Adafruit: 3727" calcext:value-type="string">
            <text:p>Adafruit: 3727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10"/>
          <table:table-cell table:style-name="ce3" office:value-type="string" calcext:value-type="string">
            <text:p>RGB Blacklight negative LCD 20x4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HYPERLINK(&quot;https://www.adafruit.com/product/498&quot;; &quot;Adafruit: 498&quot;)" office:value-type="string" office:string-value="Adafruit: 498" calcext:value-type="string">
            <text:p>Adafruit: 498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 table:style-name="ce10" office:value-type="string" calcext:value-type="string">
            <text:p>R1, R3</text:p>
          </table:table-cell>
          <table:table-cell table:style-name="ce3" office:value-type="string" calcext:value-type="string">
            <text:p>100 ohm 0603 resistor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HYPERLINK(&quot;https://www.digikey.com/product-detail/en/bourns-inc/CR0603-JW-101ELF/CR0603-JW-101ELFCT-ND/3740983&quot;; &quot;Digikey: CR0603-JW-101ELFCT-ND&quot;)" office:value-type="string" office:string-value="Digikey: CR0603-JW-101ELFCT-ND" calcext:value-type="string">
            <text:p>Digikey: CR0603-JW-101ELFCT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 table:style-name="ce10" office:value-type="string" calcext:value-type="string">
            <text:p>R2, R5, R6, R7, R8, R9</text:p>
          </table:table-cell>
          <table:table-cell table:style-name="ce3" office:value-type="string" calcext:value-type="string">
            <text:p>1k ohm 0603 resistor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HYPERLINK(&quot;https://www.digikey.com/product-detail/en/te-connectivity-passive-product/CRGCQ0603F1K0/A129688CT-ND/8577520&quot;; &quot;Digikey: A129688CT-ND&quot;)" office:value-type="string" office:string-value="Digikey: A129688CT-ND" calcext:value-type="string">
            <text:p>Digikey: A129688CT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 table:style-name="ce10" office:value-type="string" calcext:value-type="string">
            <text:p>R10,R11</text:p>
          </table:table-cell>
          <table:table-cell table:style-name="ce3" office:value-type="string" calcext:value-type="string">
            <text:p>1M ohm 0603 resistor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HYPERLINK(&quot;https://www.digikey.com/product-detail/en/bourns-inc/CR0603-JW-105ELF/CR0603-JW-105ELFCT-ND/3740985&quot;; &quot;Digikey: CR0603-JW-105ELFCT-ND&quot;)" office:value-type="string" office:string-value="Digikey: CR0603-JW-105ELFCT-ND" calcext:value-type="string">
            <text:p>Digikey: CR0603-JW-105ELFCT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 table:style-name="ce10" office:value-type="string" calcext:value-type="string">
            <text:p>R4</text:p>
          </table:table-cell>
          <table:table-cell table:style-name="ce3" office:value-type="string" calcext:value-type="string">
            <text:p>220 ohm 0603 resistor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HYPERLINK(&quot;https://www.digikey.com/product-detail/en/bourns-inc/CR0603-JW-221ELF/118-CR0603-JW-221ELFCT-ND/3925350&quot;; &quot;Digikey: 118-CR0603-JW-221ELFCT-ND&quot;)" office:value-type="string" office:string-value="Digikey: 118-CR0603-JW-221ELFCT-ND" calcext:value-type="string">
            <text:p>Digikey: 118-CR0603-JW-221ELFCT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 table:style-name="ce10" office:value-type="string" calcext:value-type="string">
            <text:p>U2</text:p>
          </table:table-cell>
          <table:table-cell table:style-name="ce3" office:value-type="string" calcext:value-type="string">
            <text:p>4505 IC SOIC-16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HYPERLINK(&quot;https://www.digikey.com/product-detail/en/on-semiconductor/MC14504BDR2G/MC14504BDR2GOSCT-ND/1139680&quot;; &quot;Digikey: MC14504BDR2GOSCT-ND&quot;)" office:value-type="string" office:string-value="Digikey: MC14504BDR2GOSCT-ND" calcext:value-type="string">
            <text:p>Digikey: MC14504BDR2GOSCT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 table:style-name="ce10" office:value-type="string" calcext:value-type="string">
            <text:p>C1, C2</text:p>
          </table:table-cell>
          <table:table-cell table:style-name="ce3" office:value-type="string" calcext:value-type="string">
            <text:p>0.1uF 0603 capacitor</text:p>
          </table:table-cell>
          <table:table-cell table:style-name="ce3" office:value-type="float" office:value="2" calcext:value-type="float">
            <text:p>2</text:p>
          </table:table-cell>
          <table:table-cell table:style-name="ce124" table:formula="of:=HYPERLINK(&quot;https://www.digikey.com/product-detail/en/samsung-electro-mechanics/CL10B104KB8NNNC/1276-1000-1-ND/3889086&quot;; &quot;Digikey: 1276-1000-1-ND&quot;)" office:value-type="string" office:string-value="Digikey: 1276-1000-1-ND" calcext:value-type="string">
            <text:p>Digikey: 1276-1000-1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10"/>
          <table:table-cell table:number-columns-repeated="1023"/>
        </table:table-row>
        <table:table-row table:style-name="ro4">
          <table:table-cell table:style-name="ce10" office:value-type="string" calcext:value-type="string">
            <text:p>RV1</text:p>
          </table:table-cell>
          <table:table-cell table:style-name="ce3" office:value-type="string" calcext:value-type="string">
            <text:p>10k trimmer pot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HYPERLINK(&quot;https://www.digikey.com/product-detail/en/bourns-inc/TC33X-2-103E/TC33X-103ECT-ND/612911&quot;; &quot;Digikey: TC33X-103ECT-ND&quot;)" office:value-type="string" office:string-value="Digikey: TC33X-103ECT-ND" calcext:value-type="string">
            <text:p>Digikey: TC33X-103ECT-ND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10"/>
          <table:table-cell table:number-columns-repeated="1023"/>
        </table:table-row>
        <table:table-row table:style-name="ro3">
          <table:table-cell table:style-name="ce10"/>
          <table:table-cell table:style-name="ce3" office:value-type="string" calcext:value-type="string">
            <text:p>NEO GPS modul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10"/>
          <table:table-cell table:style-name="ce3" office:value-type="string" calcext:value-type="string">
            <text:p>Micro USB cabl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string" calcext:value-type="string">
            <text:p>Right Angle Male Headers</text:p>
          </table:table-cell>
          <table:table-cell/>
          <table:table-cell table:style-name="ce5" table:formula="of:=HYPERLINK(&quot;https://www.digikey.com/product-detail/en/sullins-connector-solutions/PRPC040SBAN-M71RC/S1111EC-40-ND/2775294&quot;; &quot;Digikey: S1111EC-40-ND&quot;)" office:value-type="string" office:string-value="Digikey: S1111EC-40-ND" calcext:value-type="string">
            <text:p>Digikey: S1111EC-40-ND</text:p>
          </table:table-cell>
          <table:table-cell table:number-columns-repeated="1020"/>
        </table:table-row>
        <table:table-row table:style-name="ro4">
          <table:table-cell table:style-name="ce10"/>
          <table:table-cell table:style-name="ce3" office:value-type="string" calcext:value-type="string">
            <text:p>Female Crimp Pins</text:p>
          </table:table-cell>
          <table:table-cell table:number-columns-repeated="2"/>
          <table:table-cell table:style-name="ce4" office:value-type="string" calcext:value-type="string">
            <text:p><text:a xlink:href="https://www.pololu.com/product/1930" xlink:type="simple">https://www.pololu.com/product/1930</text:a></text:p>
          </table:table-cell>
          <table:table-cell table:number-columns-repeated="1019"/>
        </table:table-row>
        <table:table-row table:style-name="ro4">
          <table:table-cell table:style-name="ce10"/>
          <table:table-cell table:style-name="ce3" office:value-type="string" calcext:value-type="string">
            <text:p>Female Crimp Housing</text:p>
          </table:table-cell>
          <table:table-cell table:number-columns-repeated="2"/>
          <table:table-cell table:style-name="ce2" office:value-type="string" calcext:value-type="string">
            <text:p><text:a xlink:href="https://www.pololu.com/category/70/crimp-connector-housings" xlink:type="simple">https://www.pololu.com/category/70/crimp-connector-housings</text:a>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3" office:value-type="string" calcext:value-type="string">
            <text:p><text:s text:c="2"/>2x(1x6, 1x4)</text:p>
          </table:table-cell>
          <table:table-cell table:number-columns-repeated="1022"/>
        </table:table-row>
        <table:table-row table:style-name="ro3">
          <table:table-cell table:style-name="ce10"/>
          <table:table-cell table:number-columns-repeated="1023"/>
        </table:table-row>
        <table:table-row table:style-name="ro4">
          <table:table-cell table:style-name="ce10"/>
          <table:table-cell table:number-columns-repeated="2"/>
          <table:table-cell table:style-name="ce2" office:value-type="string" calcext:value-type="string">
            <text:p><text:a xlink:href="https://www.digikey.com/en/products/detail/harwin-inc/M20-1060400/3728193" xlink:type="simple">https://www.digikey.com/en/products/detail/harwin-inc/M20-1060400/3728193</text:a></text:p>
          </table:table-cell>
          <table:table-cell table:number-columns-repeated="1020"/>
        </table:table-row>
        <table:table-row table:style-name="ro4">
          <table:table-cell table:style-name="ce10"/>
          <table:table-cell table:number-columns-repeated="2"/>
          <table:table-cell table:style-name="ce2" office:value-type="string" calcext:value-type="string">
            <text:p><text:a xlink:href="https://www.digikey.com/en/products/detail/harwin-inc/M20-1060800/3728198" xlink:type="simple">https://www.digikey.com/en/products/detail/harwin-inc/M20-1060800/3728198</text:a></text:p>
          </table:table-cell>
          <table:table-cell table:number-columns-repeated="1020"/>
        </table:table-row>
        <table:table-row table:style-name="ro4">
          <table:table-cell table:style-name="ce10"/>
          <table:table-cell table:number-columns-repeated="2"/>
          <table:table-cell table:style-name="ce2" office:value-type="string" calcext:value-type="string">
            <text:p><text:a xlink:href="https://www.digikey.com/en/products/detail/amphenol-icc-fci/65240-016LF/1485782" xlink:type="simple">https://www.digikey.com/en/products/detail/amphenol-icc-fci/65240-016LF/1485782</text:a></text:p>
          </table:table-cell>
          <table:table-cell table:number-columns-repeated="1020"/>
        </table:table-row>
        <table:table-row table:style-name="ro4">
          <table:table-cell table:style-name="ce10"/>
          <table:table-cell table:number-columns-repeated="2"/>
          <table:table-cell table:style-name="ce2" office:value-type="string" calcext:value-type="string">
            <text:p><text:a xlink:href="https://www.digikey.com/en/products/detail/harwin-inc/M20-1160042/3728122" xlink:type="simple">https://www.digikey.com/en/products/detail/harwin-inc/M20-1160042/3728122</text:a></text:p>
          </table:table-cell>
          <table:table-cell table:number-columns-repeated="1020"/>
        </table:table-row>
        <table:table-row table:style-name="ro4">
          <table:table-cell table:style-name="ce10"/>
          <table:table-cell table:number-columns-repeated="2"/>
          <table:table-cell table:style-name="ce2" office:value-type="string" calcext:value-type="string">
            <text:p><text:a xlink:href="https://www.digikey.com/en/products/detail/amphenol-icc-fci/76347-301LF/1642308" xlink:type="simple">https://www.digikey.com/en/products/detail/amphenol-icc-fci/76347-301LF/1642308</text:a></text:p>
          </table:table-cell>
          <table:table-cell table:number-columns-repeated="1020"/>
        </table:table-row>
        <table:table-row table:style-name="ro3" table:number-rows-repeated="974">
          <table:table-cell table:style-name="ce10"/>
          <table:table-cell table:number-columns-repeated="1023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3:17:28.238203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_20_Inventory" style:display-name="PageStyle_SST 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XTA" style:display-name="PageStyle_NEX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sky_20_Heater_20_JLCPCBBOM" style:display-name="PageStyle_Allsky Heater JLCPCB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sky_20_costs" style:display-name="PageStyle_Allsky cos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sky_20_worktime" style:display-name="PageStyle_Allsky workti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SPI_20_v0.6.0" style:display-name="PageStyle_ForkMountSPI v0.6.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5_20_v0.1.2" style:display-name="PageStyle_ForkMountPrototype5 v0.1.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mote_20_CoverFlat_20_5_22_" style:display-name="PageStyle_Remote CoverFlat 5&quot;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ndPadv0.0.1" style:display-name="PageStyle_HandPadv0.0.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5" style:display-name="PageStyle_ForkMountPrototype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4" style:display-name="PageStyle_ForkMountPrototype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Prototype5_20_v0.0.7" style:display-name="PageStyle_ForkMountPrototype5 v0.0.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_20_GuidePort" style:display-name="PageStyle_SST Guid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v2.2.1" style:display-name="PageStyle_SSTv2.2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kMount" style:display-name="PageStyle_ForkMou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gAcellPolarAligner" style:display-name="PageStyle_MagAcellPolarAlign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STv2.0_20_controldriver" style:display-name="PageStyle_SSTv2.0 controldriv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ser" style:display-name="PageStyle_La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therStation" style:display-name="PageStyle_WeatherSt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03T13:17:54.472081512</dc:date>
    <meta:editing-duration>PT4M18S</meta:editing-duration>
    <meta:editing-cycles>2</meta:editing-cycles>
    <meta:document-statistic meta:table-count="1" meta:cell-count="65" meta:object-count="0"/>
  </office:meta>
</office:document-meta>
</file>